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troduction à la Salle en Restauration Gastronomique</text:span></text:p>
      <text:p text:style-name="Text_20_body">La salle d'un restaurant gastronomique joue un rôle essentiel dans l'expérience culinaire. L'accueil, l'ambiance et le service doivent être irréprochables pour accompagner la qualité des mets proposés.</text:p>
      <text:p text:style-name="Text_20_body"><text:span text:style-name="Strong_20_Emphasis">Les Principes Fondamentaux du Service en Salle</text:span></text:p>
      <text:list xml:id="list9209036799452797272" text:style-name="L1">
        <text:list-item>
          <text:p text:style-name="P4"><text:span text:style-name="Strong_20_Emphasis">L'Accueil et l'Hospitalité</text:span> : Le personnel doit être courtois, attentionné et capable de mettre le client à l'aise dès son arrivée. </text:p>
        </text:list-item>
        <text:list-item>
          <text:p text:style-name="P4"><text:span text:style-name="Strong_20_Emphasis">L'Excellence du Service</text:span> : Un service fluide, précis et discret est essentiel pour garantir une expérience harmonieuse. </text:p>
        </text:list-item>
        <text:list-item>
          <text:p text:style-name="P4"><text:span text:style-name="Strong_20_Emphasis">La Connaissance des Produits</text:span> : Chaque membre de l'équipe doit être capable de conseiller les clients sur les plats et les accords mets-vins. </text:p>
        </text:list-item>
        <text:list-item>
          <text:p text:style-name="P4"><text:span text:style-name="Strong_20_Emphasis">L'Art de la Table</text:span> : Une mise en place soignée avec vaisselle élégante, nappes impeccables et couverts bien disposés. </text:p>
        </text:list-item>
        <text:list-item>
          <text:p text:style-name="P1"><text:span text:style-name="Strong_20_Emphasis">L'Adaptabilité et l'Attention aux Détails</text:span> : Savoir anticiper les besoins des clients et s'adapter à leurs préférences. </text:p>
        </text:list-item>
      </text:list>
      <text:p text:style-name="Text_20_body"><text:span text:style-name="Strong_20_Emphasis">Les Différents Types de Service en Salle</text:span></text:p>
      <text:list xml:id="list1883758073586654120" text:style-name="L2">
        <text:list-item>
          <text:p text:style-name="P5"><text:span text:style-name="Strong_20_Emphasis">Service à l'Assiette</text:span> : Les plats sont dressés en cuisine et servis directement aux clients. </text:p>
        </text:list-item>
        <text:list-item>
          <text:p text:style-name="P5"><text:span text:style-name="Strong_20_Emphasis">Service à la Française</text:span> : Les mets sont présentés sur un plateau et servis à la demande. </text:p>
        </text:list-item>
        <text:list-item>
          <text:p text:style-name="P5"><text:span text:style-name="Strong_20_Emphasis">Service à l'Anglaise</text:span> : Le serveur sert directement les convives depuis un plat de service. </text:p>
        </text:list-item>
        <text:list-item>
          <text:p text:style-name="P2"><text:span text:style-name="Strong_20_Emphasis">Service à la Russe</text:span> : Les plats sont préparés en cuisine et finalisés en salle devant le client. </text:p>
        </text:list-item>
      </text:list>
      <text:p text:style-name="Text_20_body"><text:span text:style-name="Strong_20_Emphasis">L'Ambiance et le Confort</text:span></text:p>
      <text:list xml:id="list20786981970652397" text:style-name="L3">
        <text:list-item>
          <text:p text:style-name="P6"><text:span text:style-name="Strong_20_Emphasis">L'Éclairage et la Décoration</text:span> : Une atmosphère chaleureuse et élégante contribue à l'expérience. </text:p>
        </text:list-item>
        <text:list-item>
          <text:p text:style-name="P6"><text:span text:style-name="Strong_20_Emphasis">Le Confort du Mobilier</text:span> : Des chaises confortables et une disposition harmonieuse des tables. </text:p>
        </text:list-item>
        <text:list-item>
          <text:p text:style-name="P3"><text:span text:style-name="Strong_20_Emphasis">L'Acoustique et la Musique</text:span> : Un fond sonore agréable sans être envahissant. </text:p>
        </text:list-item>
      </text:list>
      <text:p text:style-name="Text_20_body"><text:span text:style-name="Strong_20_Emphasis">L'Expérience Client en Salle Gastronomique</text:span> Une expérience réussie repose sur une interaction fluide entre le personnel et le client, avec un service discret mais efficace, garantissant un moment mémorable.</text:p>
      <text:p text:style-name="Text_20_body"><text:span text:style-name="Strong_20_Emphasis">Conclusion</text:span> La salle d'un restaurant gastronomique est bien plus qu'un simple lieu de restauration. C'est un espace où se mêlent élégance, professionnalisme et passion pour offrir une expérience inoubliable aux conviv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5$Win32 OpenOffice.org_project/4115m2$Build-9813</meta:generator>
    <dc:date>2025-02-08T20:26:55.12</dc:date>
    <meta:document-statistic meta:table-count="0" meta:image-count="0" meta:object-count="0" meta:page-count="1" meta:paragraph-count="19" meta:word-count="325" meta:character-count="2064"/>
    <dc:creator>sullivan beauchet</dc:creator>
    <meta:user-defined meta:name="Info 1"/>
    <meta:user-defined meta:name="Info 2"/>
    <meta:user-defined meta:name="Info 3"/>
    <meta:user-defined meta:name="Info 4"/>
  </office:meta>
</office:document-meta>
</file>